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Normal_20__28_Web_29_">
      <style:text-properties style:use-window-font-color="true"/>
    </style:style>
    <style:style style:name="P3" style:family="paragraph" style:parent-style-name="Normal_20__28_Web_29_" style:list-style-name="WWNum1">
      <style:text-properties style:use-window-font-color="true"/>
    </style:style>
    <style:style style:name="P4" style:family="paragraph" style:parent-style-name="Normal_20__28_Web_29_" style:master-page-name="Standard">
      <style:paragraph-properties style:page-number="auto"/>
      <style:text-properties style:use-window-font-color="true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 serwisie ProperSale.pl przywiązujemy bardzo dużą wagę do zapewnienia bezpieczeństwa i ochrony prywatności jego Użytkowników.</text:p>
      <text:p text:style-name="P2">Poniżej przedstawiamy informacje na temat zasad gromadzenia, przetwarzania i wykorzystywania informacji o użytkownikach w serwisie internetowym ProperSale.pl należącym do:<text:bookmark text:name="_GoBack"/></text:p>
      <text:p text:style-name="P2">WebField Sp. z o.o. z siedzibą w Gdańsku (80-386), ul. Lęborska 3B, lok 1.24,  NIP: 5833190889, REGON: 363241225, wpisaną do rejestru przedsiębiorców Krajowego Rejestru Sądowego prowadzonego przez Sąd Rejonowy miasta Gdańsk, VII wydział Gospodarczy Krajowego Rejestru Sądowego pod numerem KRS 0000591826, o kapitale zakładowym w wysokości 5.000 złotych, adres email: kontakt@propersale.pl, będącą również właścicielem Serwisu</text:p>
      <text:p text:style-name="P2">Administratorem danych osobowych gromadzonych w ramach Serwisu ProperSale.pl jest:</text:p>
      <text:p text:style-name="P2">WebField Sp. z o.o. z siedzibą w Gdańsku (80-386), ul. Lęborska 3B, lok 1.24,  NIP: 5833190889, REGON: 363241225, wpisaną do rejestru przedsiębiorców Krajowego Rejestru Sądowego prowadzonego przez Sąd Rejonowy miasta Gdańsk, VII wydział Gospodarczy Krajowego Rejestru Sądowego pod numerem KRS 0000591826, o kapitale zakładowym w wysokości 5.000 złotych, adres email: kontakt@propersale.pl, będącą również właścicielem Serwisu</text:p>
      <text:list xml:id="list5469708276098153728" text:style-name="WWNum1">
        <text:list-item>
          <text:p text:style-name="P3">Serwis ProperSale.pl w pełni respektuje prawo do prywatności i ochrony danych osobowych jego Użytkowników i zobowiązuje się do ochrony danych osobowych Użytkownika i zastosowania najwyższych standardów zabezpieczenia danych.</text:p>
        </text:list-item>
        <text:list-item>
          <text:p text:style-name="P3">Korzystanie z Serwisu nie wymaga przedstawiania przez Użytkownika jakichkolwiek danych identyfikacyjnych.</text:p>
        </text:list-item>
        <text:list-item>
          <text:p text:style-name="P3">Serwis ProperSale.pl może zbierać dane osobowe, które Użytkownik podaje dobrowolnie, korzystając z serwisu. Dane osobowe mogą zostać użyte w celu: umożliwienia Użytkownikowi korzystania z funkcjonalności serwisu ProperSale.pl, przygotowania spersonalizowanej oferty dla Użytkownika, do komunikacji z Użytkownikiem, przeprowadzenia transakcji pomiędzy Użytkownikiem, a osobą trzecią, będącą dostawcą usługi lub produktu. Dane osobowe, na podstawie odrębnej zgody, mogą być użyte w celach marketingowych i promocyjnych (w tym wysyłki newslettera) oraz przekazywania informacji handlowej od Partnerów Administratora, w rozumieniu ustawy z dnia 18 lipca 2002 r. o świadczeniu usług drogą elektroniczną. Użytkownik ma w każdej chwili prawo do uzyskania informacji o treści przetwarzanych danych oraz prawo ich poprawiania i usunięcie o ile jest to zgodne z obowiązującymi przepisami prawa, poprzez kontakt: w formie elektronicznej, na adres poczty elektronicznej kontakt@propersale.pl</text:p>
        </text:list-item>
        <text:list-item>
          <text:p text:style-name="P3">Dane osobowe Użytkownika będą przetwarzanie zgodnie z ustawą z dnia 29 sierpnia 1997 r. o ochronie danych osobowych i ustawą z dnia 18 lipca 2002 roku o świadczeniu usług drogą elektroniczną oraz innymi obowiązującymi przepisami prawa w celu przedstawienia ofert ubezpieczeniowych oraz zawarcia i realizacji umowy.</text:p>
        </text:list-item>
        <text:list-item>
          <text:p text:style-name="P3">Dane osobowe Użytkownika Administrator serwisu może przekazać, za zgodą Użytkownika do Partnera i Dostawcy, w celu umożliwienia kontaktu Użytkownika zainteresowanego wybraną usługą lub produktem. Partnerzy i Dostawcy produktu lub usługi mogą użyć przekazanych danych osobowych zgodnie z własną polityką prywatności i ochrony danych osobowych. Użytkownik powinien zapoznać się z polityką prywatności i ochrony danych osobowych Partnera i Dostawcy, gdyż Administrator serwisu nie ponosi odpowiedzialności za sposób wykorzystania danych <text:soft-page-break/>osobowych przez Partnerów lub instytucje finansowe będące Dostawcami produktów finansowych.</text:p>
        </text:list-item>
        <text:list-item>
          <text:p text:style-name="P3">Przekazywanie informacji osobom trzecim może nastąpić również w sytuacji, gdy wymagają tego przepisy obowiązującego prawa.</text:p>
        </text:list-item>
        <text:list-item>
          <text:p text:style-name="P3">Użytkownicy są również osobiście odpowiedzialni za bezpieczne przekazywanie danych osobowych oraz wykorzystywanie udostępnionych im parametrów umożliwiających korzystanie ze spersonalizowanych części Serwisu, w szczególności odpowiednich haseł, a jakiekolwiek dobrowolne udostępnianie danych osobowych do publicznego użytku w sieci Internet odbywa się na ich wyłączne ryzyko i może spowodować wykorzystanie tych danych w sposób niepożądany przez Użytkownika.</text:p>
        </text:list-item>
        <text:list-item>
          <text:p text:style-name="P3">Jeżeli Użytkownik wyrazi zgodę, serwis ProperSale.pl będzie kontaktował się z nim, w celu informowania o nowych funkcjach lub produktach dostępnych w serwisie ProperSale.pl. Serwis udostępnia jasno opisane warunki zrezygnowania z usługi otrzymywania dodatkowych informacji przez Użytkownika.</text:p>
        </text:list-item>
        <text:list-item>
          <text:p text:style-name="P3">Dane przekazywane przez Użytkownika w Serwisie przesyłane są bezpiecznym, szyfrowanym protokołem internetowym SSL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</meta:initial-creator>
    <dc:creator>Adam Kocić</dc:creator>
    <meta:editing-cycles>5</meta:editing-cycles>
    <meta:creation-date>2016-11-25T13:12:00</meta:creation-date>
    <dc:date>2016-11-28T17:58:53.98</dc:date>
    <meta:editing-duration>PT28S</meta:editing-duration>
    <meta:generator>OpenOffice/4.1.3$Win32 OpenOffice.org_project/413m1$Build-9783</meta:generator>
    <meta:document-statistic meta:table-count="0" meta:image-count="0" meta:object-count="0" meta:page-count="2" meta:paragraph-count="14" meta:word-count="568" meta:character-count="44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